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100000001D0C57EE6AB9E008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387cm"/>
    </style:style>
    <style:style style:name="infos.B" style:family="table-column">
      <style:table-column-properties style:column-width="9.604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793cm" style:rel-column-width="39291*"/>
    </style:style>
    <style:style style:name="title.B" style:family="table-column">
      <style:table-column-properties style:column-width="3.706cm" style:rel-column-width="13490*"/>
    </style:style>
    <style:style style:name="title.C" style:family="table-column">
      <style:table-column-properties style:column-width="3.503cm" style:rel-column-width="1275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1.402cm" style:rel-column-width="5104*"/>
    </style:style>
    <style:style style:name="parcels.B" style:family="table-column">
      <style:table-column-properties style:column-width="5.798cm" style:rel-column-width="21106*"/>
    </style:style>
    <style:style style:name="parcels.C" style:family="table-column">
      <style:table-column-properties style:column-width="2.087cm" style:rel-column-width="7596*"/>
    </style:style>
    <style:style style:name="parcels.D" style:family="table-column">
      <style:table-column-properties style:column-width="4.921cm" style:rel-column-width="17915*"/>
    </style:style>
    <style:style style:name="parcels.E" style:family="table-column">
      <style:table-column-properties style:column-width="3.794cm" style:rel-column-width="13814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none" fo:border-top="none" fo:border-bottom="0.05pt solid #808080"/>
    </style:style>
    <style:style style:name="parcels.D2" style:family="table-cell">
      <style:table-cell-properties fo:padding="0.097cm" fo:border-left="0.05pt solid #808080" fo:border-right="none" fo:border-top="none" fo:border-bottom="0.05pt solid #808080"/>
    </style:style>
    <style:style style:name="parcels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000000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Lato1" fo:font-size="10pt" fo:font-weight="bold" officeooo:rsid="01bdeb22" officeooo:paragraph-rsid="016c48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Lato" fo:font-size="10pt" fo:font-style="normal" fo:font-weight="normal" officeooo:rsid="016bf9f0" officeooo:paragraph-rsid="015ea4b3" style:font-size-asian="10pt" style:font-style-asian="normal" style:font-weight-asian="normal" style:font-size-complex="10pt" style:font-weight-complex="bold"/>
    </style:style>
    <style:style style:name="P15" style:family="paragraph" style:parent-style-name="Standard">
      <style:text-properties officeooo:paragraph-rsid="0152171b"/>
    </style:style>
    <style:style style:name="P16" style:family="paragraph" style:parent-style-name="Standard">
      <style:paragraph-properties fo:text-align="center" style:justify-single-word="false"/>
      <style:text-properties officeooo:paragraph-rsid="0104ab43"/>
    </style:style>
    <style:style style:name="P17" style:family="paragraph" style:parent-style-name="Standard">
      <style:paragraph-properties fo:text-align="start" style:justify-single-word="false"/>
      <style:text-properties fo:color="#21409a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0" style:family="paragraph" style:parent-style-name="Standard">
      <style:text-properties officeooo:rsid="009f598c" officeooo:paragraph-rsid="0104ab43"/>
    </style:style>
    <style:style style:name="P21" style:family="paragraph" style:parent-style-name="Standard">
      <style:paragraph-properties fo:text-align="start" style:justify-single-word="false"/>
      <style:text-properties fo:color="#808080" officeooo:paragraph-rsid="01618ffe"/>
    </style:style>
    <style:style style:name="P22" style:family="paragraph" style:parent-style-name="Standard">
      <style:paragraph-properties fo:text-align="start" style:justify-single-word="false"/>
      <style:text-properties officeooo:paragraph-rsid="01618ffe"/>
    </style:style>
    <style:style style:name="P23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24" style:family="paragraph" style:parent-style-name="Standard">
      <style:paragraph-properties fo:text-align="end" style:justify-single-word="false"/>
      <style:text-properties officeooo:paragraph-rsid="01618ffe"/>
    </style:style>
    <style:style style:name="P25" style:family="paragraph" style:parent-style-name="Standard">
      <style:text-properties officeooo:paragraph-rsid="014cda28"/>
    </style:style>
    <style:style style:name="P26" style:family="paragraph" style:parent-style-name="Standard">
      <style:text-properties officeooo:paragraph-rsid="017a38e6"/>
    </style:style>
    <style:style style:name="P27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0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ato1" fo:font-size="10pt" fo:font-weight="bold" officeooo:rsid="0189c7c4" officeooo:paragraph-rsid="0189c7c4" style:font-size-asian="8.75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1" fo:font-size="9pt" officeooo:rsid="019d1de3" officeooo:paragraph-rsid="017a38e6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1" fo:font-size="9pt" officeooo:rsid="01a8c2c3" officeooo:paragraph-rsid="017a38e6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Lato1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style:font-name="Lato1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50" style:family="paragraph" style:parent-style-name="Table_20_Contents">
      <style:text-properties style:font-name="Lato1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51" style:family="paragraph" style:parent-style-name="Table_20_Contents">
      <style:text-properties style:font-name="Lato1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Lato1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Lato1" fo:font-size="11pt" fo:font-weight="bold" officeooo:rsid="01a4f4c3" officeooo:paragraph-rsid="017a38e6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57" style:family="paragraph" style:parent-style-name="Table_20_Contents">
      <style:paragraph-properties fo:text-align="end" style:justify-single-word="false"/>
      <style:text-properties officeooo:paragraph-rsid="0104ab43"/>
    </style:style>
    <style:style style:name="P58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59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60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61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62" style:family="paragraph" style:parent-style-name="Table_20_Heading">
      <style:text-properties style:font-name="Lato1" officeooo:rsid="0157ccff" officeooo:paragraph-rsid="0157ccff"/>
    </style:style>
    <style:style style:name="P63" style:family="paragraph" style:parent-style-name="Table_20_Heading">
      <style:text-properties officeooo:rsid="019cbd7b" officeooo:paragraph-rsid="017a38e6"/>
    </style:style>
    <style:style style:name="P64" style:family="paragraph" style:parent-style-name="Table_20_Heading">
      <style:text-properties officeooo:rsid="01a86f52" officeooo:paragraph-rsid="017a38e6"/>
    </style:style>
    <style:style style:name="P65" style:family="paragraph" style:parent-style-name="Standard">
      <style:text-properties style:font-name="Lato1" fo:font-size="10pt" fo:font-weight="bold" officeooo:rsid="0189c7c4" officeooo:paragraph-rsid="01618ffe" style:font-size-asian="8.75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ato1" fo:font-size="10pt" fo:font-weight="bold" officeooo:rsid="01afe68c" officeooo:paragraph-rsid="017a38e6" style:font-size-asian="8.75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ato1" fo:font-size="6pt" fo:font-weight="bold" officeooo:rsid="01afe68c" officeooo:paragraph-rsid="017a38e6" style:font-size-asian="5.25pt" style:font-weight-asian="bold" style:font-size-complex="6pt" style:font-weight-complex="bold"/>
    </style:style>
    <style:style style:name="P68" style:family="paragraph" style:parent-style-name="Table_20_Contents">
      <style:paragraph-properties fo:text-align="end" style:justify-single-word="false"/>
      <style:text-properties style:font-name="Lato1" fo:font-size="6pt" fo:font-weight="bold" officeooo:rsid="01a4f4c3" officeooo:paragraph-rsid="017a38e6" style:font-size-asian="5.25pt" style:font-weight-asian="bold" style:font-size-complex="6pt" style:font-weight-complex="bold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000000" style:font-name="Lato" fo:font-style="normal" style:font-style-asian="normal"/>
    </style:style>
    <style:style style:name="T7" style:family="text">
      <style:text-properties fo:color="#808080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9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10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11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3" style:family="text">
      <style:text-properties style:font-name="Lato" fo:font-style="normal" fo:font-weight="normal" style:font-size-asian="10pt" style:font-style-asian="normal" style:font-weight-asian="normal"/>
    </style:style>
    <style:style style:name="T14" style:family="text">
      <style:text-properties style:font-name="Lato" fo:font-style="normal" fo:font-weight="normal" officeooo:rsid="016bf9f0" style:font-size-asian="10pt" style:font-style-asian="normal" style:font-weight-asian="normal"/>
    </style:style>
    <style:style style:name="T15" style:family="text">
      <style:text-properties officeooo:rsid="0157ccff"/>
    </style:style>
    <style:style style:name="T16" style:family="text">
      <style:text-properties style:font-name="Lato1" fo:font-size="11pt" fo:font-weight="bold" officeooo:rsid="016a4bf1" style:font-size-asian="9.60000038146973pt" style:font-weight-asian="bold" style:font-size-complex="11pt" style:font-weight-complex="bold"/>
    </style:style>
    <style:style style:name="T17" style:family="text">
      <style:text-properties style:font-name="Lato1" fo:font-size="11pt" fo:font-weight="bold" officeooo:rsid="016ae55c" style:font-size-asian="9.60000038146973pt" style:font-weight-asian="bold" style:font-size-complex="11pt" style:font-weight-complex="bold"/>
    </style:style>
    <style:style style:name="T18" style:family="text">
      <style:text-properties style:font-name="Lato1" fo:font-size="11pt" fo:font-weight="bold" officeooo:rsid="016aea2e" style:font-size-asian="9.60000038146973pt" style:font-weight-asian="bold" style:font-size-complex="11pt" style:font-weight-complex="bold"/>
    </style:style>
    <style:style style:name="T19" style:family="text">
      <style:text-properties officeooo:rsid="01ae0a77"/>
    </style:style>
    <style:style style:name="T20" style:family="text">
      <style:text-properties officeooo:rsid="01ac2c3b"/>
    </style:style>
    <style:style style:name="T21" style:family="text">
      <style:text-properties officeooo:rsid="01b15def"/>
    </style:style>
    <style:style style:name="T22" style:family="text">
      <style:text-properties officeooo:rsid="01afa457"/>
    </style:style>
    <style:style style:name="T23" style:family="text">
      <style:text-properties officeooo:rsid="017f5424"/>
    </style:style>
    <style:style style:name="T24" style:family="text">
      <style:text-properties officeooo:rsid="01841619"/>
    </style:style>
    <style:style style:name="T25" style:family="text">
      <style:text-properties officeooo:rsid="019334ac"/>
    </style:style>
    <style:style style:name="T26" style:family="text">
      <style:text-properties officeooo:rsid="0193999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52"><draw:frame draw:style-name="fr1" draw:name="company_logo" text:anchor-type="paragraph" svg:width="8.22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infos.A1" table:number-rows-spanned="5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48">[RECEIVER_ADDRESS]</text:p>
          </table:table-cell>
        </table:table-row>
        <table:table-row>
          <table:table-cell table:style-name="infos.A1" office:value-type="string">
            <text:p text:style-name="P51">[COMPANY_PHONE]</text:p>
          </table:table-cell>
          <table:covered-table-cell/>
        </table:table-row>
        <table:table-row>
          <table:table-cell table:style-name="infos.A1" office:value-type="string">
            <text:p text:style-name="P49">[COMPANY_EMAIL]</text:p>
          </table:table-cell>
          <table:covered-table-cell/>
        </table:table-row>
        <table:table-row>
          <table:table-cell table:style-name="infos.A1" office:value-type="string">
            <text:p text:style-name="P50">[COMPANY_WEBSITE]</text:p>
          </table:table-cell>
          <table:covered-table-cell/>
        </table:table-row>
        <table:table-row>
          <table:table-cell table:style-name="infos.A1" office:value-type="string">
            <text:p text:style-name="P30"/>
          </table:table-cell>
          <table:covered-table-cell/>
        </table:table-row>
      </table:table>
      <text:p text:style-name="P25"/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P17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18">[ABORTED]</text:p>
            </text:section>
            <text:p text:style-name="P17"/>
          </table:table-cell>
          <table:table-cell table:style-name="title.A1" office:value-type="string">
            <text:p text:style-name="P11">[DATE]</text:p>
          </table:table-cell>
        </table:table-row>
      </table:table>
      <text:p text:style-name="P12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59">Code</text:p>
            </table:table-cell>
            <table:table-cell table:style-name="items.A1" office:value-type="string">
              <text:p text:style-name="P59">Désignation</text:p>
            </table:table-cell>
            <table:table-cell table:style-name="items.A1" office:value-type="string">
              <text:p text:style-name="P58">Qté</text:p>
            </table:table-cell>
            <table:table-cell table:style-name="items.A1" office:value-type="string">
              <text:p text:style-name="P60">PU HT</text:p>
            </table:table-cell>
            <table:table-cell table:style-name="items.A1" office:value-type="string">
              <text:p text:style-name="P60">Remise</text:p>
            </table:table-cell>
            <table:table-cell table:style-name="items.A1" office:value-type="string">
              <text:p text:style-name="P60">Montant</text:p>
              <text:p text:style-name="P60">HT</text:p>
            </table:table-cell>
            <table:table-cell table:style-name="items.A1" office:value-type="string">
              <text:p text:style-name="P58"><text:span text:style-name="T3">Montant</text:span> <text:span text:style-name="T3">TVA</text:span></text:p>
            </table:table-cell>
            <table:table-cell table:style-name="items.A1" office:value-type="string">
              <text:p text:style-name="P60">Taux</text:p>
              <text:p text:style-name="P60">TVA</text:p>
            </table:table-cell>
            <table:table-cell table:style-name="items.I1" office:value-type="string">
              <text:p text:style-name="P61">Montant</text:p>
              <text:p text:style-name="P61">TTC</text:p>
            </table:table-cell>
          </table:table-row>
        </table:table-header-rows>
        <table:table-row>
          <table:table-cell table:style-name="items.A2" office:value-type="string">
            <text:p text:style-name="P36">[CODE]</text:p>
          </table:table-cell>
          <table:table-cell table:style-name="items.B2" office:value-type="string">
            <text:p text:style-name="P33">[VARIANT]</text:p>
          </table:table-cell>
          <table:table-cell table:style-name="items.C2" office:value-type="string">
            <text:p text:style-name="P33">[QUANTITY]</text:p>
          </table:table-cell>
          <table:table-cell table:style-name="items.D2" office:value-type="string">
            <text:p text:style-name="P35">[UNIT_PRETAX_AMOUNT]</text:p>
          </table:table-cell>
          <table:table-cell table:style-name="items.E2" office:value-type="string">
            <text:p text:style-name="P37">[DISCOUNT]</text:p>
          </table:table-cell>
          <table:table-cell table:style-name="items.F2" office:value-type="string">
            <text:p text:style-name="P34">[PRETAX_AMOUNT]</text:p>
          </table:table-cell>
          <table:table-cell table:style-name="items.G2" office:value-type="string">
            <text:p text:style-name="P39">[VAT_AMOUNT]</text:p>
          </table:table-cell>
          <table:table-cell table:style-name="items.H2" office:value-type="string">
            <text:p text:style-name="P38">[VAT_RATE]</text:p>
          </table:table-cell>
          <table:table-cell table:style-name="items.I2" office:value-type="string">
            <text:p text:style-name="P40">[AMOUNT]</text:p>
          </table:table-cell>
        </table:table-row>
      </table:table>
      <text:p text:style-name="P19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section text:style-name="Sect1" text:name="section-conditions">
              <text:p text:style-name="P13"><text:span text:style-name="T13">Ce devis et ses conditions générales sont valables jusqu’au </text:span><text:span text:style-name="T14">[EXPIRED_AT]</text:span></text:p>
            </text:section>
            <text:p text:style-name="P14"/>
          </table:table-cell>
          <table:table-cell table:style-name="totals.B1" office:value-type="string">
            <text:p text:style-name="P21"><text:s/><text:span text:style-name="T12">Total HT</text:span></text:p>
          </table:table-cell>
          <table:table-cell table:style-name="totals.C1" office:value-type="string">
            <text:p text:style-name="P24"><text:s/><text:span text:style-name="T16">[TOTAL_PRETAX]</text:span><text:span text:style-name="T5"> </text:span><text:span text:style-name="T7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2"><text:s/><text:span text:style-name="T9">Total TV</text:span><text:span text:style-name="T10">A</text:span></text:p>
          </table:table-cell>
          <table:table-cell table:style-name="totals.C2" office:value-type="string">
            <text:p text:style-name="P24"><text:s/><text:span text:style-name="T17">[TOTAL_VAT]</text:span><text:span text:style-name="T4"> </text:span><text:span text:style-name="T8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2"><text:s/><text:span text:style-name="T11">Total TTC</text:span></text:p>
          </table:table-cell>
          <table:table-cell table:style-name="totals.C3" office:value-type="string">
            <text:p text:style-name="P24"><text:s/><text:span text:style-name="T18">[TOTAL]</text:span><text:span text:style-name="T4"> </text:span><text:span text:style-name="T8">€</text:span></text:p>
          </table:table-cell>
        </table:table-row>
      </table:table>
      <text:p text:style-name="P65"/>
      <text:p text:style-name="P32"/>
      <text:p text:style-name="P66">Récapitulatif de l’affaire : <text:span text:style-name="T26">[AFFAIR_NUMBER] au [DATE]</text:span></text:p>
      <text:p text:style-name="P67"/>
      <table:table table:name="details" table:style-name="details">
        <table:table-column table:style-name="details.A" table:number-columns-repeated="3"/>
        <table:table-column table:style-name="details.D"/>
        <table:table-header-rows>
          <table:table-row>
            <table:table-cell table:style-name="details.A1" office:value-type="string">
              <text:p text:style-name="P63">Date</text:p>
            </table:table-cell>
            <table:table-cell table:style-name="details.A1" office:value-type="string">
              <text:p text:style-name="P63">N° <text:span text:style-name="T19">de pièce</text:span></text:p>
            </table:table-cell>
            <table:table-cell table:style-name="details.A1" office:value-type="string">
              <text:p text:style-name="P63">Versements</text:p>
            </table:table-cell>
            <table:table-cell table:style-name="details.D1" office:value-type="string">
              <text:p text:style-name="P64"><text:span text:style-name="T20">V</text:span>ente(s) liée(s)</text:p>
            </table:table-cell>
          </table:table-row>
        </table:table-header-rows>
        <table:table-row>
          <table:table-cell table:style-name="details.A2" office:value-type="string">
            <text:p text:style-name="P46">[PAYMENT_DATE]</text:p>
          </table:table-cell>
          <table:table-cell table:style-name="details.B2" office:value-type="string">
            <text:p text:style-name="P46">[PAYMENT_NUMBER]</text:p>
          </table:table-cell>
          <table:table-cell table:style-name="details.C2" office:value-type="string">
            <text:p text:style-name="P46">[PAYMENT_AMOUNT]</text:p>
          </table:table-cell>
          <table:table-cell table:style-name="details.D2" office:value-type="string">
            <text:p text:style-name="P47">[SALE_AFFAIR]</text:p>
          </table:table-cell>
        </table:table-row>
      </table:table>
      <text:p text:style-name="P68"/>
      <text:p text:style-name="P54"><text:span text:style-name="T22">Net à [ACTION] : [LEFT_TO_PAY]</text:span> <text:span text:style-name="T6">€</text:span></text:p>
      <text:p text:style-name="P26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23"/>
              <text:p text:style-name="P23">Veuillez apposer la mention</text:p>
              <text:p text:style-name="P23">« Bon pour accord », dater</text:p>
              <text:p text:style-name="P23">et signer.</text:p>
              <text:p text:style-name="P16"/>
            </table:table-cell>
            <table:table-cell table:style-name="signature.B1" office:value-type="string">
              <text:p text:style-name="P57"/>
            </table:table-cell>
          </table:table-row>
        </table:table>
        <text:p text:style-name="P20"/>
      </text:section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56">Col<text:span text:style-name="T15">is</text:span></text:p>
            </table:table-cell>
          </table:table-row>
        </table:table>
        <text:p text:style-name="P19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>
              <table:table-cell table:style-name="parcels.A1" office:value-type="string">
                <text:p text:style-name="P62">Code</text:p>
              </table:table-cell>
              <table:table-cell table:style-name="parcels.A1" office:value-type="string">
                <text:p text:style-name="P59">Désignation</text:p>
              </table:table-cell>
              <table:table-cell table:style-name="parcels.A1" office:value-type="string">
                <text:p text:style-name="P58">Qté</text:p>
              </table:table-cell>
              <table:table-cell table:style-name="parcels.A1" office:value-type="string">
                <text:p text:style-name="P53">Numéro du colis</text:p>
              </table:table-cell>
              <table:table-cell table:style-name="parcels.E1" office:value-type="string">
                <text:p text:style-name="P55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41">[PARCEL_CODE]</text:p>
            </table:table-cell>
            <table:table-cell table:style-name="parcels.B2" office:value-type="string">
              <text:p text:style-name="P42">[PARCEL_VARIANT]</text:p>
            </table:table-cell>
            <table:table-cell table:style-name="parcels.C2" office:value-type="string">
              <text:p text:style-name="P43">[PARCEL_QUANTITY]</text:p>
            </table:table-cell>
            <table:table-cell table:style-name="parcels.D2" office:value-type="string">
              <text:p text:style-name="P44">[PARCEL_NUMBER]</text:p>
            </table:table-cell>
            <table:table-cell table:style-name="parcels.E2" office:value-type="string">
              <text:p text:style-name="P45">[PLANNED_AT]</text:p>
            </table:table-cell>
          </table:table-row>
        </table:table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.088cm" style:rel-column-width="3964*"/>
    </style:style>
    <style:style style:name="footer.C" style:family="table-column">
      <style:table-column-properties style:column-width="4.5cm" style:rel-column-width="16382*"/>
    </style:style>
    <style:style style:name="footer.D" style:family="table-column">
      <style:table-column-properties style:column-width="6.996cm" style:rel-column-width="25464*"/>
    </style:style>
    <style:style style:name="footer.E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3" office:value-type="string">
              <text:p text:style-name="MP3">[FOOTER]</text:p>
            </table:table-cell>
            <table:covered-table-cell/>
            <table:covered-table-cell/>
            <table:table-cell table:style-name="footer.A1" office:value-type="string">
              <text:p text:style-name="MP4"><text:page-number text:select-page="current">2</text:page-number></text:p>
            </table:table-cell>
          </table:table-row>
          <table:table-row>
            <table:table-cell table:style-name="footer.A2" table:number-columns-spanned="5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2" office:value-type="string">
              <text:p text:style-name="MP8">[ACCOUNT_HOLDER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2" office:value-type="string">
              <text:p text:style-name="MP10">[BANK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 :</text:p>
            </table:table-cell>
            <table:table-cell table:style-name="footer.A3" table:number-columns-spanned="2" office:value-type="string">
              <text:p text:style-name="MP13">[BANK_IDENTIFIER_CODE]</text:p>
            </table:table-cell>
            <table:covered-table-cell/>
          </table:table-row>
          <table:table-row>
            <table:table-cell table:style-name="footer.A2" table:number-columns-spanned="2" office:value-type="string">
              <text:p text:style-name="MP11"/>
            </table:table-cell>
            <table:covered-table-cell/>
            <table:table-cell table:style-name="footer.A2" office:value-type="string">
              <text:p text:style-name="MP12">IBAN :</text:p>
            </table:table-cell>
            <table:table-cell table:style-name="footer.A2" table:number-columns-spanned="2" office:value-type="string">
              <text:p text:style-name="MP13">[IBAN]</text:p>
            </table:table-cell>
            <table:covered-table-cell/>
          </table:table-row>
        </table:table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20-06-10T13:16:44.296310084</dc:date>
    <meta:editing-duration>PT20H15M26S</meta:editing-duration>
    <meta:editing-cycles>347</meta:editing-cycles>
    <meta:document-statistic meta:table-count="9" meta:image-count="1" meta:object-count="0" meta:page-count="2" meta:paragraph-count="72" meta:word-count="124" meta:character-count="945" meta:non-whitespace-character-count="885"/>
  </office:meta>
</office:document-meta>
</file>